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ca4b9" officeooo:paragraph-rsid="000ca4b9"/>
    </style:style>
    <style:style style:name="P2" style:family="paragraph" style:parent-style-name="Standard">
      <style:text-properties officeooo:rsid="000ca4b9" officeooo:paragraph-rsid="000e6101"/>
    </style:style>
    <style:style style:name="P3" style:family="paragraph" style:parent-style-name="Standard">
      <style:text-properties officeooo:rsid="000edcac" officeooo:paragraph-rsid="000ca4b9"/>
    </style:style>
    <style:style style:name="P4" style:family="paragraph" style:parent-style-name="Standard">
      <style:text-properties officeooo:rsid="000edcac" officeooo:paragraph-rsid="000e6101"/>
    </style:style>
    <style:style style:name="T1" style:family="text">
      <style:text-properties officeooo:rsid="000ed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egin</text:p>
      <text:p text:style-name="P1"><text:s text:c="2"/>N = -17</text:p>
      <text:p text:style-name="P1"><text:s text:c="2"/>M = 0377</text:p>
      <text:p text:style-name="P1"><text:s text:c="2"/>N = N and M</text:p>
      <text:p text:style-name="P1"><text:s text:c="2"/>M = 0125</text:p>
      <text:p text:style-name="P1"><text:s text:c="2"/>N = N xor M</text:p>
      <text:p text:style-name="P1"><text:span text:style-name="T1"><text:s text:c="2"/>if</text:span> N and 0200</text:p>
      <text:p text:style-name="P1"><text:s text:c="4"/><text:span text:style-name="T1">then</text:span></text:p>
      <text:p text:style-name="P1"><text:s text:c="4"/>M = 037777777400</text:p>
      <text:p text:style-name="P1"><text:s text:c="4"/>N = N ^ M</text:p>
      <text:p text:style-name="P2"><text:span text:style-name="T1"><text:s text:c="2"/>print</text:span> N</text:p>
      <text:p text:style-name="P4">e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tem Pichugin</meta:initial-creator>
    <meta:creation-date>2023-10-22T16:04:43.791775306</meta:creation-date>
    <dc:date>2023-10-23T09:09:39.039935720</dc:date>
    <dc:creator>Artem Pichugin</dc:creator>
    <meta:editing-duration>PT31M49S</meta:editing-duration>
    <meta:editing-cycles>3</meta:editing-cycles>
    <meta:generator>LibreOffice/7.5.7.1$Linux_X86_64 LibreOffice_project/50$Build-1</meta:generator>
    <meta:document-statistic meta:table-count="0" meta:image-count="0" meta:object-count="0" meta:page-count="1" meta:paragraph-count="12" meta:word-count="36" meta:character-count="128" meta:non-whitespace-character-count="78"/>
  </office:meta>
</office:document-meta>
</file>